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athJax Main" svg:font-family="'MathJax Main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4">
      <style:paragraph-properties fo:margin-left="0cm" fo:margin-right="0cm" fo:margin-top="0.132cm" fo:margin-bottom="0.265cm" loext:contextual-spacing="false" fo:line-height="110%" fo:orphans="2" fo:widows="2" fo:text-indent="0cm" style:auto-text-indent="false" fo:padding="0cm" fo:border="none"/>
      <style:text-properties fo:font-variant="normal" fo:text-transform="none" fo:color="#333333" style:font-name="roboto" fo:font-size="13.5pt" fo:letter-spacing="normal" fo:font-style="normal" fo:font-weight="bold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333333" style:font-name="roboto" fo:font-size="12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333333" style:font-name="roboto" fo:font-size="12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33" style:font-name="roboto" fo:font-size="12pt" fo:letter-spacing="normal" fo:font-style="normal" fo:font-weight="normal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33333" style:font-name="roboto" fo:font-size="12pt" fo:letter-spacing="normal" fo:font-style="normal" fo:font-weight="normal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333333" style:font-name="roboto" fo:font-size="12pt" fo:letter-spacing="normal" fo:font-style="normal" fo:font-weight="normal"/>
    </style:style>
    <style:style style:name="P8" style:family="paragraph" style:parent-style-name="Heading_20_4">
      <style:paragraph-properties fo:margin-left="0cm" fo:margin-right="0cm" fo:margin-top="0.132cm" fo:margin-bottom="0.265cm" loext:contextual-spacing="false" fo:line-height="110%" fo:orphans="2" fo:widows="2" fo:text-indent="0cm" style:auto-text-indent="false" fo:padding="0cm" fo:border="none"/>
      <style:text-properties fo:font-variant="normal" fo:text-transform="none" fo:color="#333333" style:font-name="roboto" fo:font-size="13.5pt" fo:letter-spacing="normal" fo:font-style="normal" fo:font-weight="bold"/>
    </style:style>
    <style:style style:name="T1" style:family="text">
      <style:text-properties style:text-line-through-style="none" style:text-line-through-type="none" style:font-name="MathJax Main" fo:font-size="14.25pt" style:text-underline-style="none" style:text-blinking="false" loext:padding="0cm" loext:border="none"/>
    </style:style>
    <style:style style:name="T2" style:family="text">
      <style:text-properties style:text-line-through-style="none" style:text-line-through-type="none" style:font-name="MathJax Main" fo:font-size="9.75pt" style:text-underline-style="none" style:text-blinking="false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Дан файл middle.txt, в котором содержится текст.</text:p>
      <text:p text:style-name="P5">Напишите программу, которая найдет символ, который находится в середине файла.</text:p>
      <text:h text:style-name="P1" text:outline-level="4">Формат входных данных</text:h>
      <text:p text:style-name="P2">Входной файл содержит не более <text:bookmark text:name="MathJax-Element-23-Frame"/><text:bookmark text:name="MathJax-Span-153"/><text:bookmark text:name="MathJax-Span-154"/><text:bookmark text:name="MathJax-Span-155"/><text:span text:style-name="T1">1</text:span><text:bookmark text:name="MathJax-Span-156"/><text:bookmark text:name="MathJax-Span-157"/><text:bookmark text:name="MathJax-Span-158"/><text:span text:style-name="T1">0</text:span><text:bookmark text:name="MathJax-Span-159"/><text:bookmark text:name="MathJax-Span-160"/><text:span text:style-name="T2">7</text:span> символов с ASCII-кодами от <text:bookmark text:name="MathJax-Element-24-Frame"/><text:bookmark text:name="MathJax-Span-161"/><text:bookmark text:name="MathJax-Span-162"/><text:bookmark text:name="MathJax-Span-163"/><text:span text:style-name="T1">3</text:span><text:bookmark text:name="MathJax-Span-164"/><text:span text:style-name="T1">3</text:span> до <text:bookmark text:name="MathJax-Element-25-Frame"/><text:bookmark text:name="MathJax-Span-165"/><text:bookmark text:name="MathJax-Span-166"/><text:bookmark text:name="MathJax-Span-167"/><text:span text:style-name="T1">1</text:span><text:bookmark text:name="MathJax-Span-168"/><text:span text:style-name="T1">2</text:span><text:bookmark text:name="MathJax-Span-169"/><text:span text:style-name="T1">6</text:span>.</text:p>
      <text:h text:style-name="P1" text:outline-level="4">Формат выходных данных</text:h>
      <text:p text:style-name="P6">Требуется вывести серединный символ входного файла на экран.</text:p>
      <text:p text:style-name="P5">Если в файле чётное количество символов, программа должна вывести два символа, которые находятся в середине через пробел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athJax Main" svg:font-family="'MathJax Main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1T12:30:10.197808521</meta:creation-date>
    <meta:generator>LibreOffice/6.0.7.3$Linux_X86_64 LibreOffice_project/00m0$Build-3</meta:generator>
    <dc:date>2019-12-01T12:50:43.842790381</dc:date>
    <meta:editing-duration>PT34S</meta:editing-duration>
    <meta:editing-cycles>2</meta:editing-cycles>
    <meta:document-statistic meta:table-count="0" meta:image-count="0" meta:object-count="0" meta:page-count="1" meta:paragraph-count="7" meta:word-count="61" meta:character-count="422" meta:non-whitespace-character-count="368"/>
  </office:meta>
</office:document-meta>
</file>